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tyle mathvariant="bold">
          <mrow>
            <mi>p</mi>
          </mrow>
        </mstyle>
        <mo stretchy="false">=</mo>
        <mi>m</mi>
      </mrow>
      <mrow>
        <mover accent="true">
          <mstyle mathvariant="bold">
            <mrow>
              <mi>r</mi>
            </mrow>
          </mstyle>
          <mo stretchy="false">˙</mo>
        </mover>
        <mo stretchy="false">+</mo>
        <mover accent="true">
          <mi>q</mi>
          <mo stretchy="false">̂</mo>
        </mover>
      </mrow>
      <mstyle mathvariant="bold">
        <mrow>
          <mi>A</mi>
        </mrow>
      </mstyle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bold p = m dot bold r + hat q bold A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9:56:54.480000000</meta:creation-date>
    <meta:generator>LibreOffice/4.1.4.2$Windows_x86 LibreOffice_project/0a0440ccc0227ad9829de5f46be37cfb6edcf72</meta:generator>
  </office:meta>
</office:document-meta>
</file>